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4.008cm"/>
    </style:style>
    <style:style style:name="Table1.B" style:family="table-column">
      <style:table-column-properties style:column-width="7.149cm"/>
    </style:style>
    <style:style style:name="Table1.C" style:family="table-column">
      <style:table-column-properties style:column-width="6.43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794cm"/>
    </style:style>
    <style:style style:name="Table2.B" style:family="table-column">
      <style:table-column-properties style:column-width="13.795cm"/>
    </style:style>
    <style:style style:name="Table2.A1" style:family="table-cell">
      <style:table-cell-properties style:vertical-align="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 style:list-style-name="L11"/>
    <style:style style:name="P12" style:family="paragraph" style:parent-style-name="Table_20_Heading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K_Party_Strategy_v250709</text:h>
      <text:h text:style-name="Heading_20_1" text:outline-level="1">A Political Intevention To Wake The UK Up</text:h>
      <text:h text:style-name="Heading_20_3" text:outline-level="3">Ending Managed Decline, Rebuilding Shared Prosperity</text:h>
      <text:p text:style-name="Text_20_body"><text:span text:style-name="Strong_20_Emphasis">Britain is not broken—but it’s breaking itself.</text:span><text:line-break/>Decline is not a fate. It is a consequence of failed strategy, shallow politics, and decades of economic neglect masked as ideological necessity.</text:p>
      <text:p text:style-name="Text_20_body">This is a call for a <text:span text:style-name="Strong_20_Emphasis">pragmatic, evidence-led “intervention”</text:span>—not in opposition to left or right, but in opposition to <text:span text:style-name="Emphasis">failure itself</text:span>.</text:p>
      <text:p text:style-name="P10">Author: <text:a xlink:type="simple" xlink:href="http://rickpublic.substack.com/" text:style-name="Internet_20_link" text:visited-style-name="Visited_20_Internet_20_Link">RickPublic</text:a>, a formerly-British think tank, now based in Canada, re-empowering global Democracies and ethical policy, despite US-based media. </text:p>
      <text:h text:style-name="Heading_20_2" text:outline-level="2">1. ⚠️ What Went Wrong With The UK?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Challenge</text:p>
            </table:table-cell>
            <table:table-cell table:style-name="Table1.A1" office:value-type="string">
              <text:p text:style-name="P12">Cause</text:p>
            </table:table-cell>
            <table:table-cell table:style-name="Table1.A1" office:value-type="string">
              <text:p text:style-name="P12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agnant Growth</text:span></text:p>
          </table:table-cell>
          <table:table-cell table:style-name="Table1.A1" office:value-type="string">
            <text:p text:style-name="Table_20_Contents">Brexit trade friction, low productivity, underinvestment</text:p>
          </table:table-cell>
          <table:table-cell table:style-name="Table1.A1" office:value-type="string">
            <text:p text:style-name="Table_20_Contents">Flat GDP, wage stagn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st of Living Crisis</text:span></text:p>
          </table:table-cell>
          <table:table-cell table:style-name="Table1.A1" office:value-type="string">
            <text:p text:style-name="Table_20_Contents">Inflation, housing shortage, monopolies</text:p>
          </table:table-cell>
          <table:table-cell table:style-name="Table1.A1" office:value-type="string">
            <text:p text:style-name="Table_20_Contents">Real-terms wage erosion, energy insecur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llapse in Public Services</text:span></text:p>
          </table:table-cell>
          <table:table-cell table:style-name="Table1.A1" office:value-type="string">
            <text:p text:style-name="Table_20_Contents">Austerity, funding misallocation</text:p>
          </table:table-cell>
          <table:table-cell table:style-name="Table1.A1" office:value-type="string">
            <text:p text:style-name="Table_20_Contents">NHS delays, school/transport degrad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litical Paralysis</text:span></text:p>
          </table:table-cell>
          <table:table-cell table:style-name="Table1.A1" office:value-type="string">
            <text:p text:style-name="Table_20_Contents">First Past the Post, centralisation</text:p>
          </table:table-cell>
          <table:table-cell table:style-name="Table1.A1" office:value-type="string">
            <text:p text:style-name="Table_20_Contents">Unrepresentative government, low trus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apital &amp; Talent Flight</text:span></text:p>
          </table:table-cell>
          <table:table-cell table:style-name="Table1.A1" office:value-type="string">
            <text:p text:style-name="Table_20_Contents">Tax volatility, weak innovation support</text:p>
          </table:table-cell>
          <table:table-cell table:style-name="Table1.A1" office:value-type="string">
            <text:p text:style-name="Table_20_Contents">Millionaires leaving, startups stall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equality</text:span></text:p>
          </table:table-cell>
          <table:table-cell table:style-name="Table1.A1" office:value-type="string">
            <text:p text:style-name="Table_20_Contents">London-centric economy, weak redistribution</text:p>
          </table:table-cell>
          <table:table-cell table:style-name="Table1.A1" office:value-type="string">
            <text:p text:style-name="Table_20_Contents">Regional despair, inter-generational unfairness</text:p>
          </table:table-cell>
        </table:table-row>
      </table:table>
      <text:h text:style-name="Heading_20_2" text:outline-level="2">2. <text:s/>Responses Are Failing</text:h>
      <text:list xml:id="list7681129905250820556" text:style-name="L1">
        <text:list-item>
          <text:p text:style-name="P1"><text:span text:style-name="Strong_20_Emphasis">Labour: </text:span>cautious, focus-group tested, tax-funded restoration without systemic reform.</text:p>
        </text:list-item>
        <text:list-item>
          <text:p text:style-name="P1"><text:span text:style-name="Strong_20_Emphasis">Tories: </text:span>trickle-down stagnation, culture war distractions, investor fear.</text:p>
        </text:list-item>
        <text:list-item>
          <text:p text:style-name="P1"><text:span text:style-name="Strong_20_Emphasis">Lib Dems/Greens</text:span>: strong ideas, weak infrastructure, no clear path to power.</text:p>
        </text:list-item>
        <text:list-item>
          <text:p text:style-name="P1"><text:span text:style-name="Strong_20_Emphasis">Public:</text:span> disengaged, overtaxed, under-represented.</text:p>
        </text:list-item>
      </text:list>
      <text:h text:style-name="Heading_20_2" text:outline-level="2"><text:soft-page-break/>3. <text:s/>UK Party Platform</text:h>
      <text:p text:style-name="Text_20_body">A proposal for post-partisan intervention by UK-patriots, who want their pride back again, (which means engaging the public to create a functioning country again).</text:p>
      <text:h text:style-name="Heading_20_3" text:outline-level="3">3.1. <text:s/><text:span text:style-name="Strong_20_Emphasis">Rebuild Growth with Smart Investment</text:span></text:h>
      <text:list xml:id="list3739536324484893873" text:style-name="L2">
        <text:list-item>
          <text:p text:style-name="P2"><text:span text:style-name="Strong_20_Emphasis">End austerity economics</text:span>: Borrow to invest in green tech, housing, and transport.</text:p>
        </text:list-item>
        <text:list-item>
          <text:p text:style-name="P2"><text:span text:style-name="Strong_20_Emphasis">Rejoin EU Single Market structures</text:span> where feasible to restore trade and FDI confidence.</text:p>
        </text:list-item>
        <text:list-item>
          <text:p text:style-name="P2"><text:span text:style-name="Strong_20_Emphasis">Ethical Champions</text:span>:<text:span text:style-name="T2"> </text:span><text:span text:style-name="Strong_20_Emphasis"><text:span text:style-name="T2">David Willetts</text:span></text:span><text:span text:style-name="T2"> (Con, technocratic thinker), </text:span><text:span text:style-name="Strong_20_Emphasis"><text:span text:style-name="T2">Andy Burnham</text:span></text:span><text:span text:style-name="T2"> (Lab, regional growth champion)</text:span></text:p>
        </text:list-item>
      </text:list>
      <text:h text:style-name="Heading_20_3" text:outline-level="3">3.2. <text:s/><text:span text:style-name="Strong_20_Emphasis">Fix the Cost of Living</text:span></text:h>
      <text:list xml:id="list1877343644737426803" text:style-name="L3">
        <text:list-item>
          <text:p text:style-name="P3"><text:span text:style-name="Strong_20_Emphasis">Enforce anti-monopoly rules</text:span> in food, energy, and retail.</text:p>
        </text:list-item>
        <text:list-item>
          <text:p text:style-name="P3"><text:span text:style-name="Strong_20_Emphasis">Tax land and idle property</text:span>, not work and wages.</text:p>
        </text:list-item>
        <text:list-item>
          <text:p text:style-name="P3"><text:span text:style-name="Strong_20_Emphasis">Ethical Champions</text:span>:<text:span text:style-name="T2"> </text:span><text:span text:style-name="Strong_20_Emphasis"><text:span text:style-name="T2">Martin Lewis</text:span></text:span><text:span text:style-name="T2"> (trusted consumer voice), </text:span><text:span text:style-name="Strong_20_Emphasis"><text:span text:style-name="T2">Caroline Lucas</text:span></text:span><text:span text:style-name="T2"> (ethical market reformer)</text:span></text:p>
        </text:list-item>
      </text:list>
      <text:h text:style-name="Heading_20_3" text:outline-level="3">3.3. <text:s/><text:span text:style-name="Strong_20_Emphasis">Rescue Public Services with Performance Accountability</text:span></text:h>
      <text:list xml:id="list547501945507928299" text:style-name="L4">
        <text:list-item>
          <text:p text:style-name="P4"><text:span text:style-name="Strong_20_Emphasis">Audit NHS, Education, Transport</text:span> for outcomes-based funding, not just top-up grants.</text:p>
        </text:list-item>
        <text:list-item>
          <text:p text:style-name="P4"><text:span text:style-name="Strong_20_Emphasis">Insource failing contracts</text:span>, modernise with tech and data—not bureaucracy.</text:p>
        </text:list-item>
        <text:list-item>
          <text:p text:style-name="P4"><text:span text:style-name="Strong_20_Emphasis">Ethical Champions</text:span>: <text:span text:style-name="Strong_20_Emphasis"><text:span text:style-name="T2">Wes Streeting</text:span></text:span><text:span text:style-name="T2"> (realist reformer), </text:span><text:span text:style-name="Strong_20_Emphasis"><text:span text:style-name="T2">Rory Stewart</text:span></text:span><text:span text:style-name="T2"> (cross-party governance advocate)</text:span></text:p>
        </text:list-item>
      </text:list>
      <text:h text:style-name="Heading_20_3" text:outline-level="3">3.4. <text:s/><text:span text:style-name="Strong_20_Emphasis">Democratise Power with Structural Reform</text:span></text:h>
      <text:list xml:id="list7670456560215794203" text:style-name="L5">
        <text:list-item>
          <text:p text:style-name="P5"><text:span text:style-name="Strong_20_Emphasis">Introduce Proportional Representation</text:span> for elections, codify a Great Britain Constitution, ban political finance loopholes, replace the House of Lords with an elected Senate with term limits, make paper/digital voting accessible with civic credits for voting, citizen assemblies for legislative issues, disqualify rule-breakers from office via cross-party tribunal, </text:p>
        </text:list-item>
        <text:list-item>
          <text:p text:style-name="P5"><text:span text:style-name="Strong_20_Emphasis">Create Regional Assemblies</text:span> with budgets and authority (beyond metro mayors).</text:p>
        </text:list-item>
        <text:list-item>
          <text:p text:style-name="P5"><text:span text:style-name="Strong_20_Emphasis">Ethical Champions</text:span>:<text:span text:style-name="T2"> </text:span><text:span text:style-name="Strong_20_Emphasis"><text:span text:style-name="T2">Neal Lawson</text:span></text:span><text:span text:style-name="T2"> (Compass), </text:span><text:span text:style-name="Strong_20_Emphasis"><text:span text:style-name="T2">Jess Phillips</text:span></text:span><text:span text:style-name="T2"> (anti-corruption reformer)</text:span></text:p>
        </text:list-item>
      </text:list>
      <text:h text:style-name="Heading_20_3" text:outline-level="3">3.5. <text:s/><text:span text:style-name="Strong_20_Emphasis">Retain Talent and Capital Through Predictable Taxation</text:span></text:h>
      <text:list xml:id="list5058055695570530178" text:style-name="L6">
        <text:list-item>
          <text:p text:style-name="P6"><text:span text:style-name="Strong_20_Emphasis">Phase in</text:span> wealth and inheritance tax reforms with clarity and time-horizons.</text:p>
        </text:list-item>
        <text:list-item>
          <text:p text:style-name="P6"><text:span text:style-name="Strong_20_Emphasis">Reform the non-dom system</text:span>, not abolish it overnight.</text:p>
        </text:list-item>
        <text:list-item>
          <text:p text:style-name="P6"><text:soft-page-break/><text:span text:style-name="Strong_20_Emphasis">Ethical </text:span><text:span text:style-name="Strong_20_Emphasis">Champions</text:span>: <text:span text:style-name="Strong_20_Emphasis">Richard Hughes</text:span> (OBR), <text:span text:style-name="Strong_20_Emphasis">Paul Johnson</text:span> (IFS)</text:p>
        </text:list-item>
      </text:list>
      <text:h text:style-name="Heading_20_3" text:outline-level="3">3.6. <text:s/><text:span text:style-name="Strong_20_Emphasis">Heal the UK Social Contract</text:span></text:h>
      <text:list xml:id="list2078125281689680956" text:style-name="L7">
        <text:list-item>
          <text:p text:style-name="P7"><text:span text:style-name="Strong_20_Emphasis">A universal public service guarantee</text:span>: transport, health, education, housing floor.</text:p>
        </text:list-item>
        <text:list-item>
          <text:p text:style-name="P7"><text:span text:style-name="Strong_20_Emphasis">Generational wealth transfers</text:span>: e.g., baby bonds, tax-free savings for under-30s.</text:p>
        </text:list-item>
        <text:list-item>
          <text:p text:style-name="P7"><text:span text:style-name="Strong_20_Emphasis">Ethical Champions</text:span>:<text:span text:style-name="T1"> </text:span><text:span text:style-name="Strong_20_Emphasis"><text:span text:style-name="T2">Will Hutton</text:span></text:span><text:span text:style-name="T2">, </text:span><text:span text:style-name="Strong_20_Emphasis"><text:span text:style-name="T2">Danny Dorling</text:span></text:span><text:span text:style-name="T2">, </text:span><text:span text:style-name="Strong_20_Emphasis"><text:span text:style-name="T2">Deborah Meaden</text:span></text:span></text:p>
        </text:list-item>
      </text:list>
      <text:h text:style-name="Heading_20_2" text:outline-level="2">4. <text:s/>Platform Summary: "The Five Fixes"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Policy Cluster</text:p>
            </table:table-cell>
            <table:table-cell table:style-name="Table2.A1" office:value-type="string">
              <text:p text:style-name="P12">UK Party Proposal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Fix Economy</text:span></text:p>
          </table:table-cell>
          <table:table-cell table:style-name="Table2.A1" office:value-type="string">
            <text:p text:style-name="Table_20_Contents">Rejoin EU trade frameworks, invest in green &amp; AI, break monopoly pricing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ix Daily Life</text:span></text:p>
          </table:table-cell>
          <table:table-cell table:style-name="Table2.A1" office:value-type="string">
            <text:p text:style-name="Table_20_Contents">Fairer utility regulation, build public housing, cancel VAT on essential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ix Public Services</text:span></text:p>
          </table:table-cell>
          <table:table-cell table:style-name="Table2.A1" office:value-type="string">
            <text:p text:style-name="Table_20_Contents">Audit waste, reward frontline service, modernise digitally</text:p>
          </table:table-cell>
        </table:table-row>
        <table:table-row>
          <table:table-cell table:style-name="Table2.A1" office:value-type="string">
            <text:p text:style-name="Text_20_body"><text:span text:style-name="Strong_20_Emphasis">Fix Inequality </text:span></text:p>
          </table:table-cell>
          <table:table-cell table:style-name="Table2.A1" office:value-type="string">
            <text:p text:style-name="Table_20_Contents">Land tax, education equity, intergenerational transfer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ix Politics</text:span></text:p>
          </table:table-cell>
          <table:table-cell table:style-name="Table2.A1" office:value-type="string">
            <text:p text:style-name="Table_20_Contents">Electoral reform, regional devolution, end crony contracts</text:p>
          </table:table-cell>
        </table:table-row>
      </table:table>
      <text:h text:style-name="Heading_20_2" text:outline-level="2">5. <text:s/>Who Should Join This Intervention?</text:h>
      <text:list xml:id="list3598686581640859565" text:style-name="L8">
        <text:list-item>
          <text:p text:style-name="P8"><text:span text:style-name="Strong_20_Emphasis">Disillusioned voters</text:span>: Who see no future in the status quo.</text:p>
        </text:list-item>
        <text:list-item>
          <text:p text:style-name="P8"><text:span text:style-name="Strong_20_Emphasis">Honest MPs across parties</text:span>: Who want competence to return to governance.</text:p>
        </text:list-item>
        <text:list-item>
          <text:p text:style-name="P8"><text:span text:style-name="Strong_20_Emphasis">Mayors and technocrats</text:span>: Who understand local problems better than Whitehall.</text:p>
        </text:list-item>
        <text:list-item>
          <text:p text:style-name="P8"><text:span text:style-name="Strong_20_Emphasis">Entrepreneurs and Gen Z leaders</text:span>: Who want a future to build in, not flee from.</text:p>
        </text:list-item>
      </text:list>
      <text:h text:style-name="Heading_20_2" text:outline-level="2">6. <text:s/>Where Does This Lead?</text:h>
      <text:p text:style-name="Text_20_body">We not need to build a new party overnight. <text:s/>We need a <text:span text:style-name="Strong_20_Emphasis">coalition of reformers</text:span>—cross-party, independent, civic. <text:s/>Think of this as the <text:span text:style-name="Strong_20_Emphasis">policy architecture</text:span> for:</text:p>
      <text:list xml:id="list4743087120774405328" text:style-name="L9">
        <text:list-item>
          <text:p text:style-name="P9"><text:span text:style-name="T1">A new virtual Party</text:span>, with the vision to unite the UK,</text:p>
        </text:list-item>
        <text:list-item>
          <text:p text:style-name="P9">A <text:span text:style-name="Strong_20_Emphasis">new centrist movement</text:span><text:span text:style-name="Strong_20_Emphasis"><text:span text:style-name="T2">, not left, not right, but forward,</text:span></text:span></text:p>
        </text:list-item>
        <text:list-item>
          <text:p text:style-name="P9">A <text:span text:style-name="Strong_20_Emphasis">non-partisan alliance</text:span> drawing from all Parties, all Mayors, all People,</text:p>
        </text:list-item>
        <text:list-item>
          <text:p text:style-name="P9"><text:span text:style-name="T1">A r</text:span><text:span text:style-name="Strong_20_Emphasis"><text:span text:style-name="T1">eform of the Reformers</text:span></text:span>—beyond populism, toward functional democracy.</text:p>
        </text:list-item>
      </text:list>
      <text:h text:style-name="Heading_20_2" text:outline-level="2">7. <text:s/>Next Steps</text:h>
      <text:list xml:id="list8888260908398286595" text:style-name="L11">
        <text:list-item>
          <text:p text:style-name="P11"><text:span text:style-name="Strong_20_Emphasis">RePublish</text:span>: make this vision available to everyone, especially those who can improve it, future Democracy must be evolutionary, so versioned and always improving.</text:p>
        </text:list-item>
        <text:list-item>
          <text:p text:style-name="P11"><text:soft-page-break/><text:span text:style-name="Strong_20_Emphasis">Gather membership</text:span> from MPs, economists, mayors, civic figures but most importantly, People who remember what the UK has been, and can be again. </text:p>
        </text:list-item>
        <text:list-item>
          <text:p text:style-name="P11"><text:span text:style-name="Strong_20_Emphasis">Pressure all parties</text:span> to adopt the platform ahead of the next election, and perhaps then, we will not even need a UK Party to break up our antiquated two-party system, perhaps...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7-08T16:20:43.92</meta:creation-date>
    <meta:document-statistic meta:table-count="2" meta:image-count="0" meta:object-count="0" meta:page-count="4" meta:paragraph-count="87" meta:word-count="788" meta:character-count="5403"/>
    <dc:date>2025-07-08T16:53:58.11</dc:date>
    <dc:creator>Rick Ballard</dc:creator>
    <meta:editing-duration>PT15M3S</meta:editing-duration>
    <meta:editing-cycles>1</meta:editing-cycles>
    <meta:generator>OpenOffice/4.1.15$Win32 OpenOffice.org_project/4115m2$Build-9813</meta:generator>
  </office:meta>
</office:document-meta>
</file>